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000000" draw:marker-end="Marker_5f_0" draw:marker-end-width="0.176cm" draw:marker-end-center="false" draw:fill="none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00000" draw:marker-start="Marker_5f_0" draw:marker-start-width="0.176cm" draw:marker-start-center="false" draw:fill="none" fo:padding-top="0.142cm" fo:padding-bottom="0.142cm" fo:padding-left="0.267cm" fo:padding-right="0.267cm"/>
    </style:style>
    <style:style style:name="gr3" style:family="graphic" style:parent-style-name="standard">
      <style:graphic-properties draw:stroke="none" draw:fill="none" fo:min-height="1.058cm" fo:min-width="2.5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solid" svg:stroke-width="0.035cm" svg:stroke-color="#000000" draw:fill="solid" draw:fill-color="#eaeaea" draw:opacity="100%" fo:min-height="0.741cm" fo:min-width="2.54cm" fo:padding-top="0cm" fo:padding-bottom="0cm" fo:padding-left="0cm" fo:padding-right="0cm" draw:shadow="hidden"/>
      <style:paragraph-properties style:writing-mode="lr-tb"/>
    </style:style>
    <style:style style:name="gr5" style:family="graphic" style:parent-style-name="standard">
      <style:graphic-properties draw:stroke="solid" svg:stroke-width="0.035cm" svg:stroke-color="#000000" draw:fill="solid" draw:fill-color="#eaeaea" draw:opacity="100%" fo:min-height="0.688cm" fo:min-width="2.54cm" fo:padding-top="0cm" fo:padding-bottom="0cm" fo:padding-left="0cm" fo:padding-right="0cm" draw:shadow="hidden"/>
      <style:paragraph-properties style:writing-mode="lr-tb"/>
    </style:style>
    <style:style style:name="gr6" style:family="graphic" style:parent-style-name="standard">
      <style:graphic-properties draw:stroke="solid" svg:stroke-width="0.035cm" svg:stroke-color="#000000" draw:fill="none" fo:padding-top="0.142cm" fo:padding-bottom="0.142cm" fo:padding-left="0.267cm" fo:padding-right="0.267cm"/>
    </style:style>
    <style:style style:name="gr7" style:family="graphic" style:parent-style-name="standard">
      <style:graphic-properties draw:stroke="solid" svg:stroke-width="0.035cm" svg:stroke-color="#000000" draw:fill="solid" draw:fill-color="#dddddd" draw:opacity="100%" fo:padding-top="0.142cm" fo:padding-bottom="0.142cm" fo:padding-left="0.267cm" fo:padding-right="0.267cm" draw:shadow="hidden"/>
    </style:style>
    <style:style style:name="gr8" style:family="graphic" style:parent-style-name="standard">
      <style:graphic-properties draw:stroke="solid" svg:stroke-width="0.035cm" svg:stroke-color="#000000" draw:fill="solid" draw:fill-color="#eaeaea" draw:opacity="100%" fo:min-height="0.776cm" fo:min-width="2.54cm" fo:padding-top="0cm" fo:padding-bottom="0cm" fo:padding-left="0cm" fo:padding-right="0cm" draw:shadow="hidden"/>
      <style:paragraph-properties style:writing-mode="lr-tb"/>
    </style:style>
    <style:style style:name="gr9" style:family="graphic" style:parent-style-name="standard">
      <style:graphic-properties draw:stroke="solid" svg:stroke-width="0.035cm" svg:stroke-color="#000000" draw:fill="solid" draw:fill-color="#ffffff" draw:opacity="100%" fo:min-height="0.688cm" fo:min-width="2.54cm" fo:padding-top="0cm" fo:padding-bottom="0cm" fo:padding-left="0cm" fo:padding-right="0cm" draw:shadow="hidden"/>
      <style:paragraph-properties style:writing-mode="lr-tb"/>
    </style:style>
    <style:style style:name="gr10" style:family="graphic" style:parent-style-name="standard">
      <style:graphic-properties draw:stroke="solid" svg:stroke-width="0.035cm" svg:stroke-color="#000000" draw:fill="solid" draw:fill-color="#eaeaea" draw:opacity="100%" fo:min-height="0.758cm" fo:min-width="2.54cm" fo:padding-top="0cm" fo:padding-bottom="0cm" fo:padding-left="0cm" fo:padding-right="0cm" draw:shadow="hidden"/>
      <style:paragraph-properties style:writing-mode="lr-tb"/>
    </style:style>
    <style:style style:name="gr11" style:family="graphic" style:parent-style-name="standard">
      <style:graphic-properties draw:stroke="none" draw:fill="none" fo:min-height="0.679cm" fo:min-width="2.54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fo:min-height="1.102cm" fo:min-width="2.54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solid" svg:stroke-width="0.035cm" svg:stroke-color="#000000" draw:fill="solid" draw:fill-color="#000000" draw:opacity="100%" fo:padding-top="0.142cm" fo:padding-bottom="0.142cm" fo:padding-left="0.267cm" fo:padding-right="0.267cm" draw:shadow="hidden"/>
    </style:style>
    <style:style style:name="gr14" style:family="graphic" style:parent-style-name="standard">
      <style:graphic-properties draw:stroke="none" draw:fill="none" fo:min-height="0.763cm" fo:min-width="2.54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dash" draw:stroke-dash="Dash_5f_0" svg:stroke-width="0.035cm" svg:stroke-color="#000000" draw:marker-end="Marker_5f_0" draw:marker-end-width="0.176cm" draw:marker-end-center="false" draw:fill="none" fo:padding-top="0.142cm" fo:padding-bottom="0.142cm" fo:padding-left="0.267cm" fo:padding-right="0.267cm"/>
    </style:style>
    <style:style style:name="gr16" style:family="graphic">
      <style:graphic-properties style:protect="size"/>
    </style:style>
    <style:style style:name="pr1" style:family="presentation" style:parent-style-name="Master0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00%" fo:text-align="start" fo:text-indent="0cm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solid" draw:fill-color="#eaeaea" draw:opacity="100%"/>
    </style:style>
    <style:style style:name="P5" style:family="paragraph">
      <loext:graphic-properties draw:fill="solid" draw:fill-color="#dddddd" draw:opacity="100%"/>
    </style:style>
    <style:style style:name="P6" style:family="paragraph">
      <loext:graphic-properties draw:fill="solid" draw:fill-color="#ffffff" draw:opacity="100%"/>
    </style:style>
    <style:style style:name="P7" style:family="paragraph">
      <style:paragraph-properties fo:margin-left="0cm" fo:margin-right="0cm" fo:margin-top="0cm" fo:margin-bottom="0cm" fo:line-height="100%" fo:text-align="end" fo:text-indent="0cm"/>
    </style:style>
    <style:style style:name="P8" style:family="paragraph">
      <loext:graphic-properties draw:fill="solid" draw:fill-color="#000000" draw:opacity="100%"/>
    </style:style>
    <style:style style:name="P9" style:family="paragraph">
      <loext:graphic-properties draw:fill-color="#ffffff"/>
    </style:style>
    <style:style style:name="T1" style:family="text">
      <style:text-properties fo:color="#000000" loext:opacity="100%" style:font-name="Arial1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T2" style:family="text">
      <style:text-properties fo:color="#000000" loext:opacity="100%" style:font-name="Times New Roman" fo:font-size="10pt" style:font-name-asian="Times New Roman" style:font-size-asian="10pt" style:font-name-complex="Times New Roman" style:font-size-complex="10pt"/>
    </style:style>
    <style:style style:name="T3" style:family="text">
      <style:text-properties fo:color="#000000" loext:opacity="100%" style:font-name="Times New Roman" fo:font-size="12pt" fo:font-style="italic" style:font-name-asian="Times New Roman" style:font-size-asian="12pt" style:font-style-asian="italic" style:font-name-complex="Times New Roman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0" presentation:presentation-page-layout-name="AL1T0">
        <draw:line draw:style-name="gr1" draw:text-style-name="P1" draw:layer="layout" svg:x1="19.429cm" svg:y1="17.714cm" svg:x2="22.035cm" svg:y2="17.709cm">
          <text:p/>
        </draw:line>
        <draw:line draw:style-name="gr2" draw:text-style-name="P1" draw:layer="layout" svg:x1="10.755cm" svg:y1="17.502cm" svg:x2="19.156cm" svg:y2="17.476cm">
          <text:p/>
        </draw:line>
        <draw:line draw:style-name="gr1" draw:text-style-name="P1" draw:layer="layout" svg:x1="10.689cm" svg:y1="13.838cm" svg:x2="13.406cm" svg:y2="13.838cm">
          <text:p/>
        </draw:line>
        <draw:line draw:style-name="gr1" draw:text-style-name="P1" draw:layer="layout" svg:x1="10.707cm" svg:y1="14.967cm" svg:x2="13.423cm" svg:y2="14.967cm">
          <text:p/>
        </draw:line>
        <draw:line draw:style-name="gr1" draw:text-style-name="P1" draw:layer="layout" svg:x1="10.813cm" svg:y1="16.907cm" svg:x2="19.143cm" svg:y2="16.907cm">
          <text:p/>
        </draw:line>
        <draw:frame draw:style-name="gr3" draw:text-style-name="P1" draw:layer="layout" svg:width="22.538cm" svg:height="1.058cm" svg:x="0.957cm" svg:y="0.847cm">
          <draw:text-box>
            <text:p text:style-name="P2"><text:span text:style-name="T1">HotJavaDraw - Architecture Overview</text:span></text:p>
          </draw:text-box>
        </draw:frame>
        <draw:frame draw:style-name="gr4" draw:text-style-name="P4" draw:layer="layout" svg:width="2.381cm" svg:height="0.741cm" svg:x="7.721cm" svg:y="7.166cm">
          <draw:text-box>
            <text:p text:style-name="P3"><text:span text:style-name="T2">Drawing</text:span></text:p>
          </draw:text-box>
        </draw:frame>
        <draw:frame draw:style-name="gr5" draw:text-style-name="P4" draw:layer="layout" svg:width="1.693cm" svg:height="0.688cm" svg:x="2.941cm" svg:y="9.812cm">
          <draw:text-box>
            <text:p text:style-name="P3"><text:span text:style-name="T2">Handle</text:span></text:p>
          </draw:text-box>
        </draw:frame>
        <draw:frame draw:style-name="gr5" draw:text-style-name="P4" draw:layer="layout" svg:width="2.386cm" svg:height="0.688cm" svg:x="7.721cm" svg:y="9.812cm">
          <draw:text-box>
            <text:p text:style-name="P3"><text:span text:style-name="T2">Figure</text:span></text:p>
          </draw:text-box>
        </draw:frame>
        <draw:frame draw:style-name="gr5" draw:text-style-name="P4" draw:layer="layout" svg:width="1.729cm" svg:height="0.688cm" svg:x="2.871cm" svg:y="7.166cm">
          <draw:text-box>
            <text:p text:style-name="P3"><text:span text:style-name="T2">Tool</text:span></text:p>
          </draw:text-box>
        </draw:frame>
        <draw:g>
          <draw:line draw:style-name="gr6" draw:text-style-name="P1" draw:layer="layout" svg:x1="3.744cm" svg:y1="3.541cm" svg:x2="3.744cm" svg:y2="5.005cm">
            <text:p/>
          </draw:line>
          <draw:polygon draw:style-name="gr7" draw:text-style-name="P5" draw:layer="layout" svg:width="0.525cm" svg:height="0.34cm" svg:x="3.484cm" svg:y="4.123cm" svg:viewBox="0 0 526 341" draw:points="0,341 526,341 263,0">
            <text:p/>
          </draw:polygon>
        </draw:g>
        <draw:g>
          <draw:line draw:style-name="gr6" draw:text-style-name="P1" draw:layer="layout" svg:x1="8.797cm" svg:y1="3.554cm" svg:x2="8.797cm" svg:y2="5.018cm">
            <text:p/>
          </draw:line>
          <draw:polygon draw:style-name="gr7" draw:text-style-name="P5" draw:layer="layout" svg:width="0.525cm" svg:height="0.34cm" svg:x="8.537cm" svg:y="4.136cm" svg:viewBox="0 0 526 341" draw:points="0,341 526,341 263,0">
            <text:p/>
          </draw:polygon>
        </draw:g>
        <draw:frame draw:style-name="gr8" draw:text-style-name="P4" draw:layer="layout" svg:width="2.558cm" svg:height="0.776cm" svg:x="2.536cm" svg:y="4.926cm">
          <draw:text-box>
            <text:p text:style-name="P3"><text:span text:style-name="T2">DrawWindow</text:span></text:p>
          </draw:text-box>
        </draw:frame>
        <draw:frame draw:style-name="gr9" draw:text-style-name="P6" draw:layer="layout" svg:width="1.693cm" svg:height="0.688cm" svg:x="2.818cm" svg:y="2.915cm">
          <draw:text-box>
            <text:p text:style-name="P3"><text:span text:style-name="T2">Frame</text:span></text:p>
          </draw:text-box>
        </draw:frame>
        <draw:frame draw:style-name="gr10" draw:text-style-name="P4" draw:layer="layout" svg:width="2.558cm" svg:height="0.758cm" svg:x="7.563cm" svg:y="4.926cm">
          <draw:text-box>
            <text:p text:style-name="P3"><text:span text:style-name="T2">DrawingView</text:span></text:p>
          </draw:text-box>
        </draw:frame>
        <draw:frame draw:style-name="gr9" draw:text-style-name="P6" draw:layer="layout" svg:width="1.693cm" svg:height="0.688cm" svg:x="7.863cm" svg:y="2.985cm">
          <draw:text-box>
            <text:p text:style-name="P3"><text:span text:style-name="T2">Panel</text:span></text:p>
          </draw:text-box>
        </draw:frame>
        <draw:line draw:style-name="gr1" draw:text-style-name="P1" draw:layer="layout" svg:x1="5.53cm" svg:y1="5.53cm" svg:x2="7.444cm" svg:y2="5.53cm">
          <text:p/>
        </draw:line>
        <draw:line draw:style-name="gr1" draw:text-style-name="P1" draw:layer="layout" svg:x1="7.422cm" svg:y1="5.12cm" svg:x2="5.226cm" svg:y2="5.12cm">
          <text:p/>
        </draw:line>
        <draw:line draw:style-name="gr1" draw:text-style-name="P1" draw:layer="layout" svg:x1="8.718cm" svg:y1="5.772cm" svg:x2="8.718cm" svg:y2="7.069cm">
          <text:p/>
        </draw:line>
        <draw:line draw:style-name="gr1" draw:text-style-name="P1" draw:layer="layout" svg:x1="3.797cm" svg:y1="6.05cm" svg:x2="3.797cm" svg:y2="7.122cm">
          <text:p/>
        </draw:line>
        <draw:line draw:style-name="gr1" draw:text-style-name="P1" draw:layer="layout" svg:x1="8.744cm" svg:y1="8.259cm" svg:x2="8.744cm" svg:y2="9.609cm">
          <text:p/>
        </draw:line>
        <draw:line draw:style-name="gr1" draw:text-style-name="P1" draw:layer="layout" svg:x1="7.633cm" svg:y1="10.191cm" svg:x2="4.78cm" svg:y2="10.191cm">
          <text:p/>
        </draw:line>
        <draw:frame draw:style-name="gr11" draw:text-style-name="P1" draw:layer="layout" svg:width="1.764cm" svg:height="0.679cm" svg:x="10.244cm" svg:y="4.798cm">
          <draw:text-box>
            <text:p text:style-name="P2"><text:span text:style-name="T2">selection</text:span></text:p>
          </draw:text-box>
        </draw:frame>
        <draw:frame draw:style-name="gr11" draw:text-style-name="P1" draw:layer="layout" svg:width="1.588cm" svg:height="0.679cm" svg:x="5.446cm" svg:y="9.666cm">
          <draw:text-box>
            <text:p text:style-name="P2"><text:span text:style-name="T2">handles</text:span></text:p>
          </draw:text-box>
        </draw:frame>
        <draw:frame draw:style-name="gr12" draw:text-style-name="P1" draw:layer="layout" svg:width="1.513cm" svg:height="1.102cm" svg:x="2.509cm" svg:y="5.874cm">
          <draw:text-box>
            <text:p text:style-name="P7"><text:span text:style-name="T2">current</text:span></text:p>
            <text:p text:style-name="P7"><text:span text:style-name="T2">tool</text:span></text:p>
          </draw:text-box>
        </draw:frame>
        <draw:polyline draw:style-name="gr1" draw:text-style-name="P1" draw:layer="layout" svg:width="1.147cm" svg:height="4.789cm" svg:x="10.244cm" svg:y="5.323cm" svg:viewBox="0 0 1148 4790" draw:points="0,0 1148,0 1148,4790 0,4790">
          <text:p/>
        </draw:polyline>
        <draw:ellipse draw:style-name="gr13" draw:text-style-name="P8" draw:layer="layout" svg:width="0.198cm" svg:height="0.159cm" svg:x="8.643cm" svg:y="9.622cm">
          <text:p/>
        </draw:ellipse>
        <draw:ellipse draw:style-name="gr13" draw:text-style-name="P8" draw:layer="layout" svg:width="0.198cm" svg:height="0.159cm" svg:x="10.098cm" svg:y="10.045cm">
          <text:p/>
        </draw:ellipse>
        <draw:ellipse draw:style-name="gr13" draw:text-style-name="P8" draw:layer="layout" svg:width="0.194cm" svg:height="0.159cm" svg:x="4.617cm" svg:y="10.107cm">
          <text:p/>
        </draw:ellipse>
        <draw:line draw:style-name="gr6" draw:text-style-name="P1" draw:layer="layout" svg:x1="6.778cm" svg:y1="12.541cm" svg:x2="6.778cm" svg:y2="18.296cm">
          <text:p/>
        </draw:line>
        <draw:frame draw:style-name="gr11" draw:text-style-name="P1" draw:layer="layout" svg:width="2.668cm" svg:height="0.679cm" svg:x="5.38cm" svg:y="11.818cm">
          <draw:text-box>
            <text:p text:style-name="P2"><text:span text:style-name="T2">aDrawingView</text:span></text:p>
          </draw:text-box>
        </draw:frame>
        <draw:frame draw:style-name="gr11" draw:text-style-name="P1" draw:layer="layout" svg:width="1.336cm" svg:height="0.679cm" svg:x="9.657cm" svg:y="11.818cm">
          <draw:text-box>
            <text:p text:style-name="P2"><text:span text:style-name="T2">aTool</text:span></text:p>
          </draw:text-box>
        </draw:frame>
        <draw:line draw:style-name="gr6" draw:text-style-name="P1" draw:layer="layout" svg:x1="10.632cm" svg:y1="12.541cm" svg:x2="10.632cm" svg:y2="18.283cm">
          <text:p/>
        </draw:line>
        <draw:frame draw:style-name="gr11" draw:text-style-name="P1" draw:layer="layout" svg:width="1.689cm" svg:height="0.679cm" svg:x="12.691cm" svg:y="11.818cm">
          <draw:text-box>
            <text:p text:style-name="P2"><text:span text:style-name="T2">aHandle</text:span></text:p>
          </draw:text-box>
        </draw:frame>
        <draw:frame draw:style-name="gr11" draw:text-style-name="P1" draw:layer="layout" svg:width="2.668cm" svg:height="0.679cm" svg:x="18.212cm" svg:y="11.818cm">
          <draw:text-box>
            <text:p text:style-name="P2"><text:span text:style-name="T2">aDrawWindow</text:span></text:p>
          </draw:text-box>
        </draw:frame>
        <draw:frame draw:style-name="gr11" draw:text-style-name="P1" draw:layer="layout" svg:width="1.336cm" svg:height="0.679cm" svg:x="21.475cm" svg:y="11.818cm">
          <draw:text-box>
            <text:p text:style-name="P2"><text:span text:style-name="T2">aTool</text:span></text:p>
          </draw:text-box>
        </draw:frame>
        <draw:line draw:style-name="gr6" draw:text-style-name="P1" draw:layer="layout" svg:x1="13.507cm" svg:y1="12.541cm" svg:x2="13.507cm" svg:y2="18.296cm">
          <text:p/>
        </draw:line>
        <draw:line draw:style-name="gr6" draw:text-style-name="P1" draw:layer="layout" svg:x1="19.31cm" svg:y1="12.541cm" svg:x2="19.31cm" svg:y2="18.336cm">
          <text:p/>
        </draw:line>
        <draw:line draw:style-name="gr6" draw:text-style-name="P1" draw:layer="layout" svg:x1="22.141cm" svg:y1="12.541cm" svg:x2="22.141cm" svg:y2="18.322cm">
          <text:p/>
        </draw:line>
        <draw:frame draw:style-name="gr11" draw:text-style-name="P1" draw:layer="layout" svg:width="2.293cm" svg:height="0.679cm" svg:x="4.101cm" svg:y="12.678cm">
          <draw:text-box>
            <text:p text:style-name="P2"><text:span text:style-name="T2">mouseDown</text:span></text:p>
          </draw:text-box>
        </draw:frame>
        <draw:frame draw:style-name="gr11" draw:text-style-name="P1" draw:layer="layout" svg:width="2.139cm" svg:height="0.679cm" svg:x="4.101cm" svg:y="13.842cm">
          <draw:text-box>
            <text:p text:style-name="P2"><text:span text:style-name="T2">mouseDrag</text:span></text:p>
          </draw:text-box>
        </draw:frame>
        <draw:frame draw:style-name="gr11" draw:text-style-name="P1" draw:layer="layout" svg:width="1.865cm" svg:height="0.679cm" svg:x="4.101cm" svg:y="15.059cm">
          <draw:text-box>
            <text:p text:style-name="P2"><text:span text:style-name="T2">mouseUp</text:span></text:p>
          </draw:text-box>
        </draw:frame>
        <draw:frame draw:style-name="gr11" draw:text-style-name="P1" draw:layer="layout" svg:width="2.099cm" svg:height="0.679cm" svg:x="11.068cm" svg:y="14.451cm">
          <draw:text-box>
            <text:p text:style-name="P2"><text:span text:style-name="T2">invokeStep</text:span></text:p>
          </draw:text-box>
        </draw:frame>
        <draw:frame draw:style-name="gr11" draw:text-style-name="P1" draw:layer="layout" svg:width="2.139cm" svg:height="0.679cm" svg:x="11.068cm" svg:y="13.313cm">
          <draw:text-box>
            <text:p text:style-name="P2"><text:span text:style-name="T2">invokeStart</text:span></text:p>
          </draw:text-box>
        </draw:frame>
        <draw:frame draw:style-name="gr11" draw:text-style-name="P1" draw:layer="layout" svg:width="2.042cm" svg:height="0.679cm" svg:x="11.068cm" svg:y="15.703cm">
          <draw:text-box>
            <text:p text:style-name="P2"><text:span text:style-name="T2">invokeEnd</text:span></text:p>
          </draw:text-box>
        </draw:frame>
        <draw:frame draw:style-name="gr11" draw:text-style-name="P1" draw:layer="layout" svg:width="2.628cm" svg:height="0.679cm" svg:x="10.769cm" svg:y="16.4cm">
          <draw:text-box>
            <text:p text:style-name="P2"><text:span text:style-name="T2">setDefaultTool</text:span></text:p>
          </draw:text-box>
        </draw:frame>
        <draw:frame draw:style-name="gr11" draw:text-style-name="P1" draw:layer="layout" svg:width="1.94cm" svg:height="0.679cm" svg:x="17.061cm" svg:y="16.969cm">
          <draw:text-box>
            <text:p text:style-name="P2"><text:span text:style-name="T2">deactivate</text:span></text:p>
          </draw:text-box>
        </draw:frame>
        <draw:frame draw:style-name="gr11" draw:text-style-name="P1" draw:layer="layout" svg:width="1.61cm" svg:height="0.679cm" svg:x="19.835cm" svg:y="17.123cm">
          <draw:text-box>
            <text:p text:style-name="P2"><text:span text:style-name="T2">activate</text:span></text:p>
          </draw:text-box>
        </draw:frame>
        <draw:g>
          <draw:frame draw:style-name="gr4" draw:text-style-name="P4" draw:layer="layout" svg:width="3.81cm" svg:height="0.741cm" svg:x="16.17cm" svg:y="6.112cm">
            <draw:text-box>
              <text:p text:style-name="P3"><text:span text:style-name="T2">MouseInteractor</text:span></text:p>
            </draw:text-box>
          </draw:frame>
          <draw:frame draw:style-name="gr4" draw:text-style-name="P4" draw:layer="layout" svg:width="2.681cm" svg:height="0.741cm" svg:x="13.701cm" svg:y="7.576cm">
            <draw:text-box>
              <text:p text:style-name="P3"><text:span text:style-name="T2">DragInteractor</text:span></text:p>
            </draw:text-box>
          </draw:frame>
          <draw:frame draw:style-name="gr4" draw:text-style-name="P4" draw:layer="layout" svg:width="2.752cm" svg:height="0.741cm" svg:x="16.805cm" svg:y="7.576cm">
            <draw:text-box>
              <text:p text:style-name="P3"><text:span text:style-name="T2">HandleInteractor</text:span></text:p>
            </draw:text-box>
          </draw:frame>
          <draw:frame draw:style-name="gr4" draw:text-style-name="P4" draw:layer="layout" svg:width="3.334cm" svg:height="0.741cm" svg:x="20.051cm" svg:y="7.576cm">
            <draw:text-box>
              <text:p text:style-name="P3"><text:span text:style-name="T2">SelectAreaInteractor</text:span></text:p>
            </draw:text-box>
          </draw:frame>
          <draw:polyline draw:style-name="gr6" draw:text-style-name="P1" draw:layer="layout" svg:width="6.914cm" svg:height="0.265cm" svg:x="14.936cm" svg:y="7.311cm" svg:viewBox="0 0 6915 266" draw:points="0,255 0,0 6897,0 6897,266 6915,266">
            <text:p/>
          </draw:polyline>
          <draw:line draw:style-name="gr6" draw:text-style-name="P1" draw:layer="layout" svg:x1="18.146cm" svg:y1="6.853cm" svg:x2="18.146cm" svg:y2="7.594cm">
            <text:p/>
          </draw:line>
          <draw:polygon draw:style-name="gr7" draw:text-style-name="P5" draw:layer="layout" svg:width="0.335cm" svg:height="0.282cm" svg:x="17.978cm" svg:y="7.029cm" svg:viewBox="0 0 336 283" draw:points="0,283 336,283 167,0">
            <text:p/>
          </draw:polygon>
          <draw:frame draw:style-name="gr14" draw:text-style-name="P1" draw:layer="layout" svg:width="4.238cm" svg:height="0.763cm" svg:x="18.807cm" svg:y="5.177cm">
            <draw:text-box>
              <text:p text:style-name="P2"><text:span text:style-name="T3">SelectionTool support</text:span></text:p>
            </draw:text-box>
          </draw:frame>
        </draw:g>
        <draw:line draw:style-name="gr1" draw:text-style-name="P1" draw:layer="layout" svg:x1="4.383cm" svg:y1="13.256cm" svg:x2="6.659cm" svg:y2="13.256cm">
          <text:p/>
        </draw:line>
        <draw:line draw:style-name="gr1" draw:text-style-name="P1" draw:layer="layout" svg:x1="4.383cm" svg:y1="14.393cm" svg:x2="6.659cm" svg:y2="14.393cm">
          <text:p/>
        </draw:line>
        <draw:line draw:style-name="gr1" draw:text-style-name="P1" draw:layer="layout" svg:x1="4.383cm" svg:y1="15.558cm" svg:x2="6.659cm" svg:y2="15.558cm">
          <text:p/>
        </draw:line>
        <draw:frame draw:style-name="gr11" draw:text-style-name="P1" draw:layer="layout" svg:width="2.293cm" svg:height="0.679cm" svg:x="7.302cm" svg:y="13.101cm">
          <draw:text-box>
            <text:p text:style-name="P2"><text:span text:style-name="T2">mouseDown</text:span></text:p>
          </draw:text-box>
        </draw:frame>
        <draw:frame draw:style-name="gr11" draw:text-style-name="P1" draw:layer="layout" svg:width="2.139cm" svg:height="0.679cm" svg:x="7.302cm" svg:y="14.265cm">
          <draw:text-box>
            <text:p text:style-name="P2"><text:span text:style-name="T2">mouseDrag</text:span></text:p>
          </draw:text-box>
        </draw:frame>
        <draw:frame draw:style-name="gr11" draw:text-style-name="P1" draw:layer="layout" svg:width="1.865cm" svg:height="0.679cm" svg:x="7.302cm" svg:y="15.483cm">
          <draw:text-box>
            <text:p text:style-name="P2"><text:span text:style-name="T2">mouseUp</text:span></text:p>
          </draw:text-box>
        </draw:frame>
        <draw:line draw:style-name="gr1" draw:text-style-name="P1" draw:layer="layout" svg:x1="6.756cm" svg:y1="13.679cm" svg:x2="10.46cm" svg:y2="13.679cm">
          <text:p/>
        </draw:line>
        <draw:line draw:style-name="gr1" draw:text-style-name="P1" draw:layer="layout" svg:x1="6.765cm" svg:y1="14.817cm" svg:x2="10.469cm" svg:y2="14.817cm">
          <text:p/>
        </draw:line>
        <draw:line draw:style-name="gr1" draw:text-style-name="P1" draw:layer="layout" svg:x1="6.773cm" svg:y1="15.981cm" svg:x2="10.478cm" svg:y2="15.981cm">
          <text:p/>
        </draw:line>
        <draw:rect draw:style-name="gr7" draw:text-style-name="P5" draw:layer="layout" svg:width="0.238cm" svg:height="0.873cm" svg:x="6.668cm" svg:y="13.194cm">
          <text:p/>
        </draw:rect>
        <draw:rect draw:style-name="gr7" draw:text-style-name="P5" draw:layer="layout" svg:width="0.238cm" svg:height="0.873cm" svg:x="6.659cm" svg:y="14.376cm">
          <text:p/>
        </draw:rect>
        <draw:rect draw:style-name="gr7" draw:text-style-name="P5" draw:layer="layout" svg:width="0.229cm" svg:height="2.478cm" svg:x="6.65cm" svg:y="15.558cm">
          <text:p/>
        </draw:rect>
        <draw:rect draw:style-name="gr7" draw:text-style-name="P5" draw:layer="layout" svg:width="0.238cm" svg:height="0.873cm" svg:x="10.504cm" svg:y="13.617cm">
          <text:p/>
        </draw:rect>
        <draw:rect draw:style-name="gr7" draw:text-style-name="P5" draw:layer="layout" svg:width="0.238cm" svg:height="0.873cm" svg:x="10.504cm" svg:y="14.746cm">
          <text:p/>
        </draw:rect>
        <draw:rect draw:style-name="gr7" draw:text-style-name="P5" draw:layer="layout" svg:width="0.203cm" svg:height="2.108cm" svg:x="10.513cm" svg:y="15.928cm">
          <text:p/>
        </draw:rect>
        <draw:line draw:style-name="gr1" draw:text-style-name="P1" draw:layer="layout" svg:x1="10.742cm" svg:y1="16.219cm" svg:x2="13.458cm" svg:y2="16.219cm">
          <text:p/>
        </draw:line>
        <draw:rect draw:style-name="gr7" draw:text-style-name="P5" draw:layer="layout" svg:width="0.251cm" svg:height="1.169cm" svg:x="19.165cm" svg:y="16.863cm">
          <text:p/>
        </draw:rect>
        <draw:rect draw:style-name="gr7" draw:text-style-name="P5" draw:layer="layout" svg:width="0.225cm" svg:height="0.437cm" svg:x="22.035cm" svg:y="17.582cm">
          <text:p/>
        </draw:rect>
        <draw:rect draw:style-name="gr7" draw:text-style-name="P5" draw:layer="layout" svg:width="0.238cm" svg:height="0.578cm" svg:x="13.414cm" svg:y="13.816cm">
          <text:p/>
        </draw:rect>
        <draw:rect draw:style-name="gr7" draw:text-style-name="P5" draw:layer="layout" svg:width="0.238cm" svg:height="0.578cm" svg:x="13.428cm" svg:y="14.927cm">
          <text:p/>
        </draw:rect>
        <draw:rect draw:style-name="gr7" draw:text-style-name="P5" draw:layer="layout" svg:width="0.238cm" svg:height="0.578cm" svg:x="13.428cm" svg:y="16.144cm">
          <text:p/>
        </draw:rect>
        <draw:line draw:style-name="gr15" draw:text-style-name="P1" draw:layer="layout" svg:x1="9.181cm" svg:y1="7.011cm" svg:x2="9.181cm" svg:y2="5.781cm">
          <text:p/>
        </draw:line>
        <draw:frame draw:style-name="gr11" draw:text-style-name="P1" draw:layer="layout" svg:width="2.139cm" svg:height="0.679cm" svg:x="9.027cm" svg:y="6.094cm">
          <draw:text-box>
            <text:p text:style-name="P2"><text:span text:style-name="T2">notification</text:span></text:p>
          </draw:text-box>
        </draw:frame>
        <draw:line draw:style-name="gr1" draw:text-style-name="P1" draw:layer="layout" svg:x1="9.194cm" svg:y1="9.657cm" svg:x2="9.194cm" svg:y2="7.977cm">
          <text:p/>
        </draw:line>
        <draw:frame draw:style-name="gr12" draw:text-style-name="P1" draw:layer="layout" svg:width="1.826cm" svg:height="1.102cm" svg:x="9.044cm" svg:y="8.427cm">
          <draw:text-box>
            <text:p text:style-name="P2"><text:span text:style-name="T2">figure</text:span><text:span text:style-name="T2"><text:line-break/></text:span><text:span text:style-name="T2">container</text:span></text:p>
          </draw:text-box>
        </draw:frame>
        <draw:frame draw:style-name="gr11" draw:text-style-name="P1" draw:layer="layout" svg:width="1.588cm" svg:height="0.679cm" svg:x="15.249cm" svg:y="11.814cm">
          <draw:text-box>
            <text:p text:style-name="P2"><text:span text:style-name="T2">aFigure</text:span></text:p>
          </draw:text-box>
        </draw:frame>
        <draw:line draw:style-name="gr6" draw:text-style-name="P1" draw:layer="layout" svg:x1="16.4cm" svg:y1="12.524cm" svg:x2="16.4cm" svg:y2="18.318cm">
          <text:p/>
        </draw:line>
        <draw:rect draw:style-name="gr7" draw:text-style-name="P5" draw:layer="layout" svg:width="0.243cm" svg:height="0.551cm" svg:x="16.281cm" svg:y="15.046cm">
          <text:p/>
        </draw:rect>
        <draw:frame draw:style-name="gr11" draw:text-style-name="P1" draw:layer="layout" svg:width="1.707cm" svg:height="0.679cm" svg:x="14.098cm" svg:y="14.57cm">
          <draw:text-box>
            <text:p text:style-name="P2"><text:span text:style-name="T2">moveBy</text:span></text:p>
          </draw:text-box>
        </draw:frame>
        <draw:line draw:style-name="gr1" draw:text-style-name="P1" draw:layer="layout" svg:x1="13.692cm" svg:y1="15.081cm" svg:x2="16.179cm" svg:y2="15.081cm">
          <text:p/>
        </draw:line>
        <draw:polygon draw:style-name="gr6" draw:text-style-name="P1" draw:layer="layout" svg:width="0.437cm" svg:height="0.304cm" svg:x="5.106cm" svg:y="5.371cm" svg:viewBox="0 0 438 305" draw:points="0,159 224,0 438,159 224,305">
          <text:p/>
        </draw:polygon>
        <draw:polygon draw:style-name="gr6" draw:text-style-name="P1" draw:layer="layout" svg:width="0.348cm" svg:height="0.331cm" svg:x="3.62cm" svg:y="5.702cm" svg:viewBox="0 0 349 332" draw:points="0,173 179,0 349,173 179,332">
          <text:p/>
        </draw:polygon>
        <draw:polygon draw:style-name="gr6" draw:text-style-name="P1" draw:layer="layout" svg:width="0.348cm" svg:height="0.331cm" svg:x="4.652cm" svg:y="5.706cm" svg:viewBox="0 0 349 332" draw:points="0,173 179,0 349,173 179,332">
          <text:p/>
        </draw:polygon>
        <draw:polyline draw:style-name="gr1" draw:text-style-name="P1" draw:layer="layout" svg:width="2.686cm" svg:height="1.085cm" svg:x="4.833cm" svg:y="6.046cm" svg:viewBox="0 0 2687 1086" draw:points="0,0 0,424 2687,1086">
          <text:p/>
        </draw:polyline>
        <draw:polygon draw:style-name="gr6" draw:text-style-name="P1" draw:layer="layout" svg:width="0.348cm" svg:height="0.331cm" svg:x="8.564cm" svg:y="7.915cm" svg:viewBox="0 0 349 332" draw:points="0,173 179,0 349,173 179,332">
          <text:p/>
        </draw:polygon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arker_5f_0" draw:display-name="Marker_0" svg:viewBox="0 0 1131 1580" svg:d="M1013 1491l118 89-567-1580-564 1580 114-85 136-68 148-46 161-17 161 13 153 46z"/>
    <draw:stroke-dash draw:name="Dash_5f_0" draw:display-name="Dash_0" draw:style="rect" draw:dots1="1" draw:dots1-length="0.035cm" draw:distance="0.03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0-background" style:family="presentation">
      <style:graphic-properties draw:stroke="none" draw:fill="none"/>
      <style:text-properties style:letter-kerning="true"/>
    </style:style>
    <style:style style:name="Master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0-outline1" style:family="presentation">
      <style:graphic-properties draw:stroke="none" draw:fill="none" draw:auto-grow-height="false" draw:fit-to-size="false" style:shrink-to-fit="true">
        <text:list-style style:name="Master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0-outline2" style:family="presentation" style:parent-style-name="Master0-outline1">
      <style:paragraph-properties fo:margin-top="0.4cm" fo:margin-bottom="0cm"/>
      <style:text-properties fo:font-size="28pt" style:font-size-asian="28pt" style:font-size-complex="28pt"/>
    </style:style>
    <style:style style:name="Master0-outline3" style:family="presentation" style:parent-style-name="Master0-outline2">
      <style:paragraph-properties fo:margin-top="0.3cm" fo:margin-bottom="0cm"/>
      <style:text-properties fo:font-size="24pt" style:font-size-asian="24pt" style:font-size-complex="24pt"/>
    </style:style>
    <style:style style:name="Master0-outline4" style:family="presentation" style:parent-style-name="Master0-outline3">
      <style:paragraph-properties fo:margin-top="0.2cm" fo:margin-bottom="0cm"/>
      <style:text-properties fo:font-size="20pt" style:font-size-asian="20pt" style:font-size-complex="20pt"/>
    </style:style>
    <style:style style:name="Master0-outline5" style:family="presentation" style:parent-style-name="Master0-outline4">
      <style:paragraph-properties fo:margin-top="0.1cm" fo:margin-bottom="0cm"/>
      <style:text-properties fo:font-size="20pt" style:font-size-asian="20pt" style:font-size-complex="20pt"/>
    </style:style>
    <style:style style:name="Master0-outline6" style:family="presentation" style:parent-style-name="Master0-outline5">
      <style:paragraph-properties fo:margin-top="0.1cm" fo:margin-bottom="0cm"/>
      <style:text-properties fo:font-size="20pt" style:font-size-asian="20pt" style:font-size-complex="20pt"/>
    </style:style>
    <style:style style:name="Master0-outline7" style:family="presentation" style:parent-style-name="Master0-outline6">
      <style:paragraph-properties fo:margin-top="0.1cm" fo:margin-bottom="0cm"/>
      <style:text-properties fo:font-size="20pt" style:font-size-asian="20pt" style:font-size-complex="20pt"/>
    </style:style>
    <style:style style:name="Master0-outline8" style:family="presentation" style:parent-style-name="Master0-outline7">
      <style:paragraph-properties fo:margin-top="0.1cm" fo:margin-bottom="0cm"/>
      <style:text-properties fo:font-size="20pt" style:font-size-asian="20pt" style:font-size-complex="20pt"/>
    </style:style>
    <style:style style:name="Master0-outline9" style:family="presentation" style:parent-style-name="Master0-outline8">
      <style:paragraph-properties fo:margin-top="0.1cm" fo:margin-bottom="0cm"/>
      <style:text-properties fo:font-size="20pt" style:font-size-asian="20pt" style:font-size-complex="20pt"/>
    </style:style>
    <style:style style:name="Master0-subtitle" style:family="presentation">
      <style:graphic-properties draw:stroke="none" draw:fill="none" draw:textarea-vertical-align="middle">
        <text:list-style style:name="Master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0-title" style:family="presentation">
      <style:graphic-properties draw:stroke="none" draw:fill="none" draw:textarea-vertical-align="middle">
        <text:list-style style:name="Master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2.54cm" fo:margin-bottom="2.54cm" fo:margin-left="2.54cm" fo:margin-right="2.54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ffffff" draw:opacity="100%" draw:shadow="hidden"/>
    </style:style>
    <style:style style:name="Mgr4" style:family="graphic" style:parent-style-name="standard">
      <style:graphic-properties draw:stroke="solid" svg:stroke-width="0.035cm" svg:stroke-color="#000000" draw:fill="none" fo:padding-top="0.142cm" fo:padding-bottom="0.142cm" fo:padding-left="0.267cm" fo:padding-right="0.267cm"/>
    </style:style>
    <style:style style:name="Mpr1" style:family="presentation" style:parent-style-name="Master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aster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100%"/>
    </style:style>
    <style:style style:name="MP6" style:family="paragraph">
      <loext:graphic-properties draw:fill="non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Master0" style:page-layout-name="PM1" draw:style-name="Mdp1">
      <draw:rect draw:style-name="Mgr3" draw:text-style-name="MP5" draw:layer="layout" svg:width="25.4cm" svg:height="19.05cm" svg:x="0cm" svg:y="0cm">
        <text:p/>
      </draw:rect>
      <draw:line draw:style-name="Mgr4" draw:text-style-name="MP6" draw:layer="layout" svg:x1="0cm" svg:y1="2.117cm" svg:x2="25.396cm" svg:y2="2.117cm">
        <text:p/>
      </draw:line>
      <presentation:notes style:page-layout-name="PM0">
        <draw:page-thumbnail presentation:style-name="Master0-title" draw:layer="backgroundobjects" svg:width="19.798cm" svg:height="11.136cm" svg:x="0.6cm" svg:y="2.257cm" presentation:class="page"/>
        <draw:frame presentation:style-name="Master0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HotJavaDraw - Architecture Overview</dc:title>
    <meta:initial-creator>EGGENSCHWILER THOMAS</meta:initial-creator>
    <meta:generator>LibreOffice/7.3.2.2$Linux_X86_64 LibreOffice_project/30$Build-2</meta:generator>
    <dc:date>2022-05-30T10:47:12.927781688</dc:date>
    <meta:editing-duration>PT26S</meta:editing-duration>
    <meta:editing-cycles>1</meta:editing-cycles>
    <meta:document-statistic meta:object-count="116"/>
  </office:meta>
</office:document-meta>
</file>